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text-properties officeooo:rsid="04958ff0" officeooo:paragraph-rsid="049a935d"/>
    </style:style>
    <style:style style:name="P15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Text_20_body">
      <style:paragraph-properties fo:line-height="100%"/>
      <style:text-properties officeooo:rsid="04228bf6" officeooo:paragraph-rsid="04356226"/>
    </style:style>
    <style:style style:name="P18" style:family="paragraph" style:parent-style-name="Text_20_body">
      <style:paragraph-properties fo:line-height="100%"/>
      <style:text-properties officeooo:rsid="04a01143" officeooo:paragraph-rsid="04a01143"/>
    </style:style>
    <style:style style:name="P19" style:family="paragraph" style:parent-style-name="Text_20_body">
      <style:paragraph-properties fo:line-height="100%"/>
      <style:text-properties officeooo:rsid="04ba8917" officeooo:paragraph-rsid="04ba8917"/>
    </style:style>
    <style:style style:name="P20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21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22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4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9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31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32" style:family="paragraph" style:parent-style-name="Standard">
      <style:paragraph-properties fo:line-height="100%"/>
      <style:text-properties officeooo:rsid="03eb354c" officeooo:paragraph-rsid="04a7a5e8"/>
    </style:style>
    <style:style style:name="P33" style:family="paragraph" style:parent-style-name="Heading_20_2">
      <style:paragraph-properties fo:line-height="100%"/>
      <style:text-properties officeooo:rsid="0452ba07" officeooo:paragraph-rsid="0490b3a9"/>
    </style:style>
    <style:style style:name="P34" style:family="paragraph" style:parent-style-name="Heading_20_2">
      <style:text-properties officeooo:rsid="049395cc" officeooo:paragraph-rsid="049395cc"/>
    </style:style>
    <style:style style:name="P35" style:family="paragraph" style:parent-style-name="Heading_20_2">
      <style:text-properties officeooo:paragraph-rsid="04a7a5e8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fo:font-size="12pt" officeooo:rsid="0486f5a3" style:font-size-asian="12pt" style:font-size-complex="12pt"/>
    </style:style>
    <style:style style:name="T30" style:family="text">
      <style:text-properties officeooo:rsid="04b90436"/>
    </style:style>
    <style:style style:name="T31" style:family="text">
      <style:text-properties officeooo:rsid="04ba8917"/>
    </style:style>
    <style:style style:name="T32" style:family="text">
      <style:text-properties officeooo:rsid="04bc6354"/>
    </style:style>
    <style:style style:name="T33" style:family="text">
      <style:text-properties officeooo:rsid="04bcf7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32">מטלה</text:span> <text:span text:style-name="T33">- החלפות</text:span></text:h>
      <text:p text:style-name="P16">יש לענות על שאלה אחת לבחירתכם. הגשה בזוגות, עד תחילת ההרצאה בשבוע הבא.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רציונליות ליחידים. הוכיחו שהאלגוריתם שלכם מקיים את שלוש התכונות.</text:span></text:p>
      <text:p text:style-name="P33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<text:span text:style-name="T30">מפורטת </text:span>להקמת סטרט-אפ ו/או אתר אינטרנט ליישום הרעיון.</text:p>
      <text:p text:style-name="P22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עבור זוגות במצב זה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5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5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32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סוג-דם חולה</text:p>
          </table:table-cell>
          <table:table-cell table:style-name="Table1.D1" office:value-type="string">
            <text:p text:style-name="P29">סוג-דם תורם</text:p>
          </table:table-cell>
        </table:table-row>
        <table:table-row>
          <table:covered-table-cell/>
          <table:table-cell table:style-name="Table1.B2" office:value-type="string">
            <text:p text:style-name="P30">זוג ראשון</text:p>
          </table:table-cell>
          <table:table-cell table:style-name="Table1.B2" office:value-type="string">
            <text:p text:style-name="P31">AB</text:p>
          </table:table-cell>
          <table:table-cell table:style-name="Table1.D2" office:value-type="string">
            <text:p text:style-name="P31">O</text:p>
          </table:table-cell>
        </table:table-row>
        <table:table-row>
          <table:covered-table-cell/>
          <table:table-cell table:style-name="Table1.B2" office:value-type="string">
            <text:p text:style-name="P30">זוג שני</text:p>
          </table:table-cell>
          <table:table-cell table:style-name="Table1.B2" office:value-type="string">
            <text:p text:style-name="P31">O</text:p>
          </table:table-cell>
          <table:table-cell table:style-name="Table1.D2" office:value-type="string">
            <text:p text:style-name="P31">A</text:p>
          </table:table-cell>
        </table:table-row>
        <table:table-row>
          <table:covered-table-cell/>
          <table:table-cell table:style-name="Table1.B2" office:value-type="string">
            <text:p text:style-name="P30">זוג שלישי</text:p>
          </table:table-cell>
          <table:table-cell table:style-name="Table1.B2" office:value-type="string">
            <text:p text:style-name="P31">A</text:p>
          </table:table-cell>
          <table:table-cell table:style-name="Table1.D2" office:value-type="string">
            <text:p text:style-name="P31">AB</text:p>
          </table:table-cell>
        </table:table-row>
      </table:table>
      <text:p text:style-name="P23">ב. כמה ואיזה חולים אפשר להציל בלי החלפת כליות בכלל?</text:p>
      <text:p text:style-name="P23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3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4"/>
      <text:p text:style-name="P22"><text:soft-page-break/></text:p>
      <text:p text:style-name="P20">שאלה<text:span text:style-name="T28">6</text:span>: <text:span text:style-name="T20">תורם חסיד</text:span><text:span text:style-name="T29"> ("שלי שלך ושלך שלך"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17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19">ג. מדוע תרומה ע"י תורם חסיד מאפשרת להציל בבת-אחת הרבה יותר אנשים מאשר החלפה?</text:p>
            <text:p text:style-name="P18"><text:span text:style-name="T31">ד</text:span>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    </table:table-cell>
          <table:table-cell table:style-name="Table2.A1" office:value-type="string">
            <text:p text:style-name="P25"><text:span text:style-name="T14">ה</text:span>זוג הזה</text:p>
          </table:table-cell>
          <table:table-cell table:style-name="Table2.C1" office:value-type="string">
            <text:p text:style-name="P25">יכול לתרום לזוגות האלה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6">1</text:p>
          </table:table-cell>
          <table:table-cell table:style-name="Table2.C2" office:value-type="string">
            <text:p text:style-name="P27">2,3,4</text:p>
          </table:table-cell>
        </table:table-row>
        <table:table-row>
          <table:covered-table-cell/>
          <table:table-cell table:style-name="Table2.B2" office:value-type="string">
            <text:p text:style-name="P26">2</text:p>
          </table:table-cell>
          <table:table-cell table:style-name="Table2.C2" office:value-type="string">
            <text:p text:style-name="P26">5</text:p>
          </table:table-cell>
        </table:table-row>
        <table:table-row>
          <table:covered-table-cell/>
          <table:table-cell table:style-name="Table2.B2" office:value-type="string">
            <text:p text:style-name="P26">3</text:p>
          </table:table-cell>
          <table:table-cell table:style-name="Table2.C2" office:value-type="string">
            <text:p text:style-name="P26">6</text:p>
          </table:table-cell>
        </table:table-row>
        <table:table-row>
          <table:covered-table-cell/>
          <table:table-cell table:style-name="Table2.B2" office:value-type="string">
            <text:p text:style-name="P26">4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5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6</text:p>
          </table:table-cell>
          <table:table-cell table:style-name="Table2.C2" office:value-type="string">
            <text:p text:style-name="P26">7</text:p>
          </table:table-cell>
        </table:table-row>
        <table:table-row>
          <table:covered-table-cell/>
          <table:table-cell table:style-name="Table2.B2" office:value-type="string">
            <text:p text:style-name="P26">7</text:p>
          </table:table-cell>
          <table:table-cell table:style-name="Table2.C2" office:value-type="string">
            <text:p text:style-name="P26">-</text:p>
          </table:table-cell>
        </table:table-row>
      </table:table>
      <text:p text:style-name="P21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4">https://hospitals.clalit.co.il/rabin/he/departments-and-clinics/pulmonary/Pages/pulmonary_transplant.aspx</text:p>
      <text:p text:style-name="P14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8T13:27:50.023444848</dc:date>
    <meta:editing-duration>P9DT6H56M48S</meta:editing-duration>
    <meta:editing-cycles>1078</meta:editing-cycles>
    <meta:document-statistic meta:table-count="2" meta:image-count="0" meta:object-count="0" meta:page-count="2" meta:paragraph-count="60" meta:word-count="486" meta:character-count="2787" meta:non-whitespace-character-count="2353"/>
  </office:meta>
</office:document-meta>
</file>